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1886bb" officeooo:paragraph-rsid="001886bb"/>
    </style:style>
    <style:style style:name="P2" style:family="paragraph" style:parent-style-name="Standard">
      <style:text-properties officeooo:rsid="001886bb" officeooo:paragraph-rsid="001886bb"/>
    </style:style>
    <style:style style:name="P3" style:family="paragraph" style:parent-style-name="Heading_20_3">
      <style:text-properties officeooo:rsid="001b8cd6" officeooo:paragraph-rsid="001b8cd6"/>
    </style:style>
    <style:style style:name="P4" style:family="paragraph" style:parent-style-name="Standard">
      <style:text-properties officeooo:rsid="001b8cd6" officeooo:paragraph-rsid="001b8cd6"/>
    </style:style>
    <style:style style:name="P5" style:family="paragraph" style:parent-style-name="Standard">
      <style:text-properties style:text-underline-style="solid" style:text-underline-width="auto" style:text-underline-color="font-color" fo:font-weight="bold" officeooo:rsid="001886bb" officeooo:paragraph-rsid="001886bb" style:font-weight-asian="bold" style:font-weight-complex="bold"/>
    </style:style>
    <style:style style:name="P6" style:family="paragraph" style:parent-style-name="Standard">
      <style:text-properties officeooo:rsid="0019b847" officeooo:paragraph-rsid="0019b847"/>
    </style:style>
    <style:style style:name="P7" style:family="paragraph" style:parent-style-name="Heading_20_3">
      <style:text-properties officeooo:rsid="001b8cd6" officeooo:paragraph-rsid="002365cd"/>
    </style:style>
    <style:style style:name="P8" style:family="paragraph" style:parent-style-name="Heading_20_3">
      <style:paragraph-properties fo:text-align="center" style:justify-single-word="false"/>
      <style:text-properties style:text-underline-style="solid" style:text-underline-width="auto" style:text-underline-color="font-color" officeooo:rsid="001b8cd6" officeooo:paragraph-rsid="002365cd"/>
    </style:style>
    <style:style style:name="P9" style:family="paragraph" style:parent-style-name="Standard">
      <style:text-properties officeooo:rsid="002365cd" officeooo:paragraph-rsid="002365cd"/>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886bb" officeooo:paragraph-rsid="001886bb" style:font-size-asian="20pt" style:font-weight-asian="bold" style:font-size-complex="20pt" style:font-weight-complex="bold"/>
    </style:style>
    <style:style style:name="P11" style:family="paragraph" style:parent-style-name="Standard">
      <style:text-properties officeooo:rsid="001b8cd6" officeooo:paragraph-rsid="001b8cd6"/>
    </style:style>
    <style:style style:name="P12" style:family="paragraph" style:parent-style-name="Standard">
      <style:text-properties officeooo:rsid="0024a282" officeooo:paragraph-rsid="0024a282"/>
    </style:style>
    <style:style style:name="P13" style:family="paragraph" style:parent-style-name="Standard">
      <style:text-properties fo:font-size="14pt" style:text-underline-style="solid" style:text-underline-width="auto" style:text-underline-color="font-color" fo:font-weight="bold" officeooo:rsid="0024c390" officeooo:paragraph-rsid="0024c390" style:font-size-asian="14pt" style:font-weight-asian="bold" style:font-size-complex="14pt"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text-properties officeooo:rsid="001b8cd6" officeooo:paragraph-rsid="002365cd"/>
    </style:style>
    <style:style style:name="P18" style:family="paragraph" style:parent-style-name="Text_20_body" style:list-style-name="L3"/>
    <style:style style:name="P19" style:family="paragraph" style:parent-style-name="Text_20_body" style:list-style-name="L3">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officeooo:rsid="0019b847"/>
    </style:style>
    <style:style style:name="T3" style:family="text">
      <style:text-properties officeooo:rsid="001d5b7b"/>
    </style:style>
    <style:style style:name="T4" style:family="text">
      <style:text-properties officeooo:rsid="002365cd"/>
    </style:style>
    <style:style style:name="T5" style:family="text">
      <style:text-properties officeooo:rsid="0024c39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2 INALCO : parcours ingénierie multilingue </text:p>
      <text:p text:style-name="P5"/>
      <text:p text:style-name="P5">Projet de fin de semestre :</text:p>
      <text:p text:style-name="P2"/>
      <text:p text:style-name="P2">Consignes générales :</text:p>
      <text:p text:style-name="P2">L’objectif de ce projet est :</text:p>
      <text:p text:style-name="P2">* De réutiliser certaines librairies importantes étudiées en cours</text:p>
      <text:p text:style-name="P2">* D’apprendre à se servir de nouvelles librairies à partir de l<text:span text:style-name="T4">eur</text:span> documentation</text:p>
      <text:p text:style-name="P2">* De savoir trouver de quelle librairie on a besoin pour réaliser une tâche</text:p>
      <text:p text:style-name="P2">* De gérer la gestion d’un projet en groupe (github, réflexion pour segmenter la « grande mission » en sous sections, d’organiser le code et de répartir équitablement la charge de travail.</text:p>
      <text:p text:style-name="P2">* De respecter la norme PEP 8 et les bonnes pratiques de code</text:p>
      <text:p text:style-name="P2">* De réaliser un projet en se plaçant du point de vue de l’utilisateur</text:p>
      <text:p text:style-name="P2">* De gagner en autonomie et en confiance en programmation</text:p>
      <text:p text:style-name="P2"/>
      <text:p text:style-name="P2">Le projet est à réaliser par 3 voire 2. Tout le monde doit participer de façon équitable.</text:p>
      <text:p text:style-name="P2"><text:line-break/></text:p>
      <text:p text:style-name="P2"/>
      <text:p text:style-name="P2">Ce projet vise à vous faire construire un produit (ou du moins des fonctionnalités d’un produit) qui pourrait directement servir à un utilisateur. Le tout devra être manipulable depuis une interface graphique simpliste (pourquoi pas streamlit) et le fonctionnement sembler naturel.</text:p>
      <text:p text:style-name="P2"/>
      <text:p text:style-name="P2">Votre produit devra mettre en jeu les trois composants essentiel d’une application dans le monde de la data science :</text:p>
      <text:p text:style-name="P2">1) Le chargement des données fournies par l’utilisateur ou trouvées sur des sources externes (libres de droit!)</text:p>
      <text:p text:style-name="P2">2) le traitement et l’enrichissement de ces données</text:p>
      <text:p text:style-name="P2">3) leur restitution, si possible dans une interface graphique et ergonomique.</text:p>
      <text:p text:style-name="P2"/>
      <text:p text:style-name="P2"/>
      <text:p text:style-name="P2"/>
      <text:p text:style-name="P2">Vous pouvez réutiliser tout code ou morceau de code étudié pendant notre cours.</text:p>
      <text:p text:style-name="P2">Vous devrez également réutiliser les librairies vues en cours dans la mesure où elles sont utilise pour réaliser votre projet. Vous devez également utiliser au moins une nouvelle librairie <text:span text:style-name="T1">(de façon extensive!</text:span>) pour réaliser le projet<text:note text:id="ftn1" text:note-class="footnote"><text:note-citation>1</text:note-citation><text:note-body><text:p text:style-name="P1">Par exemple geopandas si vous traitez des données géographiques… </text:p></text:note-body></text:note></text:p>
      <text:p text:style-name="P2"/>
      <text:p text:style-name="P2"/>
      <text:p text:style-name="P6">Votre produit doit s’inscrire dans l’un des deux thèmes suivants :</text:p>
      <text:p text:style-name="P6">* L’OSINT (Open Source Intelligence)</text:p>
      <text:p text:style-name="P6">* L’édition automatique de textes scientifiques</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0">Barème : </text:p>
      <text:p text:style-name="P10"/>
      <text:p text:style-name="P2">* Travail de groupe <text:s/>/4</text:p>
      <text:p text:style-name="P2">le travail est rendu dans le format attendu. Tout le monde a participé de façon équitable au code ainsi qu’à la rédaction du rapport.</text:p>
      <text:p text:style-name="P6">Travail rendu à temps</text:p>
      <text:p text:style-name="P6">Le code rendu tourne sans bug</text:p>
      <text:p text:style-name="P2"/>
      <text:p text:style-name="P2">* <text:span text:style-name="T2">Respect des consignes /4</text:span></text:p>
      <text:p text:style-name="P6">Réemploi des librairies vues en cours</text:p>
      <text:p text:style-name="P6">découverte d’une nouvelle librairie</text:p>
      <text:p text:style-name="P6">Le thème est respecté</text:p>
      <text:p text:style-name="P2"/>
      <text:p text:style-name="P2">* <text:span text:style-name="T2">Qualité / organisation du code/4</text:span></text:p>
      <text:p text:style-name="P6">le code respecte les normes PeP8</text:p>
      <text:p text:style-name="P6">Il est bien organisé (bonne répartition en différents fichiers)</text:p>
      <text:p text:style-name="P6">Le nom et l’usage des fonctions est clair. Le code est documenté (docstrings + commentaires aux passages délicats). </text:p>
      <text:p text:style-name="P6">Pythonismes usuels</text:p>
      <text:p text:style-name="P6"/>
      <text:p text:style-name="P6">* Le produit en lui même /4</text:p>
      <text:p text:style-name="P6">Ses fonctionnalités sont intéressantes</text:p>
      <text:p text:style-name="P6">Le produit est original.</text:p>
      <text:p text:style-name="P6">Les trois phases (chargement des données, exploitations, présentation) sont présentes.</text:p>
      <text:p text:style-name="P6">L’utilisation est ergonomique</text:p>
      <text:p text:style-name="P6"/>
      <text:p text:style-name="P6">* Rapport : <text:s/>/4</text:p>
      <text:p text:style-name="P6">5 à 10 pages</text:p>
      <text:p text:style-name="P6">explique rapidement votre choix de sujet</text:p>
      <text:p text:style-name="P6">Présente votre application et ses fonctionnalités, pourquoi est-il utile ? Comment fonctionne-t-il ? Quelles technologies est utilisée ?</text:p>
      <text:p text:style-name="P6">Présentez la/les nouvelles librairies utilisées. Expliquez pourquoi vous avez choisi celles là. Lesquelles de ses fonctionnalités avez-vous exploité ? Que vous manquait-il / avez-vous dû recoder par dessus ?</text:p>
      <text:p text:style-name="P6">Présentez l’architecture générale du code</text:p>
      <text:p text:style-name="P6">En annexe présentez (avec des screenshots) les fonctionnalités de votre produi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8" text:outline-level="3">Exemple<text:span text:style-name="T4">s </text:span><text:s/>de projet<text:span text:style-name="T4">s</text:span></text:h>
      <text:h text:style-name="P7" text:outline-level="3"/>
      <text:h text:style-name="P7" text:outline-level="3"><text:span text:style-name="T4">Projet 1</text:span> : Archiv (ou JSTOR, Googlescholar, HAL…) Connector pour génération automatique de bibliographie</text:h>
      <text:p text:style-name="Text_20_body"><text:span text:style-name="Strong_20_Emphasis">Description :</text:span> L'Archiv Connector est un outil pensé pour les chercheurs et les universitaires souhaitant simplifier la gestion des sources et références bibliographiques lors de la rédaction d'articles scientifiques. L'utilisateur fournit simplement le titre de son futur article, et le programme compile automatiquement l'état de l'art pertinent à ce sujet. Cela permet de gagner un temps précieux dans la recherche des travaux scientifiques à inclure, tout en assurant une couverture exhaustive ou filtrée des publications liées.</text:p>
      <text:p text:style-name="Text_20_body"><text:span text:style-name="Strong_20_Emphasis">Fonctionnalités principales :</text:span></text:p>
      <text:list xml:id="list3106481422" text:style-name="L1">
        <text:list-item>
          <text:p text:style-name="P14"><text:span text:style-name="Strong_20_Emphasis">Génération automatique de bibliographie</text:span> : À partir du titre de l'article à rédiger, l'Archiv Connector propose une bibliographie complète, classée par pertinence <text:span text:style-name="T3">ou ordre alphabétique</text:span>, basée sur les publications existantes dans des bases de données en accès libre.</text:p>
        </text:list-item>
        <text:list-item>
          <text:p text:style-name="P14"><text:span text:style-name="Strong_20_Emphasis">Filtrage des sources</text:span> : Afin d'adapter la bibliographie aux besoins spécifiques du chercheur, l'utilisateur peut appliquer des filtres : par exemple, restreindre la liste aux articles publiés entre certaines dates, choisir les types de publication (articles de revues, conférences, chapitres de livres), ou ajuster la taille de la bibliographie pour se concentrer sur un nombre limité de sources pertinentes.</text:p>
        </text:list-item>
        <text:list-item>
          <text:p text:style-name="P14"><text:span text:style-name="Strong_20_Emphasis">Construction d'un graphe de citation</text:span> : L'une des fonctionnalités avancées est la possibilité de générer un graphe de citations, où chaque nœud représente une publication et les arêtes représentent les citations entre ces publications. L'article de l'utilisateur est placé en racine du graphe, et les publications qu'il cite apparaissent comme des branches. Cela permet de visualiser comment un article s'insère dans l'écosystème des recherches actuelles.</text:p>
        </text:list-item>
      </text:list>
      <text:p text:style-name="Text_20_body"><text:span text:style-name="Strong_20_Emphasis">Utilité :</text:span> Ce projet est particulièrement utile pour les chercheurs, qu'ils soient novices ou confirmés. Il permet non seulement de gagner du temps dans la recherche bibliographique, mais aussi d'assurer une couverture plus exhaustive et pertinente des sources. L'outil aide également à mieux comprendre l'influence et les connexions d'une publication dans son champ scientifique grâce au graphe de citation.</text:p>
      <text:p text:style-name="P4"/>
      <text:p text:style-name="P9">NB : il faut utiliser les API des sites (archiv ou HAL) qui donnent un accès aux données sans réaliser de crawl vous mêmes. </text:p>
      <text:p text:style-name="P4"/>
      <text:p text:style-name="P4"/>
      <text:p text:style-name="P4"/>
      <text:p text:style-name="P4"/>
      <text:p text:style-name="P4"/>
      <text:p text:style-name="P4"/>
      <text:p text:style-name="P4"/>
      <text:p text:style-name="P4"/>
      <text:p text:style-name="P4"><text:soft-page-break/></text:p>
      <text:h text:style-name="P7" text:outline-level="3">Projet 2 : Vérificateur de Cohérence Bibliographique</text:h>
      <text:p text:style-name="P17"/>
      <text:p text:style-name="Text_20_body"><text:span text:style-name="Strong_20_Emphasis">Description</text:span> : Le Vérificateur de Cohérence Bibliographique est un outil conçu pour garantir la qualité et l'exactitude des références dans un article scientifique. Il s'adresse aux chercheurs et auteurs qui souhaitent s'assurer que leur bibliographie est en parfaite cohérence avec le contenu de l'article, évitant ainsi les oublis ou les citations incorrectes. Cet outil vérifie non seulement que toutes les références citées dans le texte apparaissent bien dans la bibliographie (et inversement), mais aussi que chaque référence est valide et existe réellement dans les bases de données académiques.</text:p>
      <text:p text:style-name="Text_20_body"><text:span text:style-name="Strong_20_Emphasis">Fonctionnalités principales</text:span> :</text:p>
      <text:list xml:id="list1754711019" text:style-name="L3">
        <text:list-item>
          <text:p text:style-name="P18"><text:span text:style-name="Strong_20_Emphasis">Vérification de correspondance texte-bibliographie</text:span> : Le programme analyse le corps de l'article à la recherche de toutes les citations et les compare à la liste des références bibliographiques. Il s'assure que :</text:p>
          <text:list>
            <text:list-item>
              <text:p text:style-name="P19">Chaque référence mentionnée dans le texte est présente dans la bibliographie.</text:p>
            </text:list-item>
            <text:list-item>
              <text:p text:style-name="P19">Chaque entrée de la bibliographie est citée au moins une fois dans le texte.</text:p>
            </text:list-item>
          </text:list>
        </text:list-item>
        <text:list-item>
          <text:p text:style-name="P18"><text:span text:style-name="Strong_20_Emphasis">Vérification de la validité des références</text:span> : En s'appuyant sur des API de bases de données académiques (telles que JSTOR, Google Scholar, HAL, ou CrossRef), l'outil vérifie que les références citées existent réellement. Il contrôle l'exactitude des informations bibliographiques (auteur, titre, année, etc.) et signale les erreurs ou les références inexistantes.</text:p>
        </text:list-item>
        <text:list-item>
          <text:p text:style-name="P18"><text:span text:style-name="Strong_20_Emphasis">Rapport de vérification</text:span> : À la fin de l'analyse, le programme génère un rapport complet :</text:p>
          <text:list>
            <text:list-item>
              <text:p text:style-name="P19">Une liste des citations présentes dans le texte mais manquantes dans la bibliographie.</text:p>
            </text:list-item>
            <text:list-item>
              <text:p text:style-name="P19">Une liste des références bibliographiques qui ne sont jamais citées dans le texte.</text:p>
            </text:list-item>
            <text:list-item>
              <text:p text:style-name="P19">Les références invalides ou incorrectes avec des suggestions de correction (le cas échéant).</text:p>
            </text:list-item>
          </text:list>
        </text:list-item>
        <text:list-item>
          <text:p text:style-name="P18"><text:span text:style-name="Strong_20_Emphasis">Amélioration continue</text:span> : L'outil peut être amélioré pour intégrer une vérification de la qualité des citations en proposant des corrections sur le format des références selon des standards (APA, MLA, etc.).</text:p>
        </text:list-item>
      </text:list>
      <text:p text:style-name="Text_20_body"><text:span text:style-name="Strong_20_Emphasis">Utilité</text:span> : Ce projet est essentiel pour garantir la rigueur académique dans les publications scientifiques. Il aide les auteurs à éviter les erreurs fréquentes de citation, à vérifier la validité des sources, et à assurer une correspondance parfaite entre le texte et la bibliographie. Cet outil est particulièrement utile pour les étudiants, les chercheurs, et les éditeurs qui souhaitent améliorer la qualité de leurs publications.</text:p>
      <text:p text:style-name="Text_20_body"><text:span text:style-name="Strong_20_Emphasis">NB</text:span> : Ce projet nécessitera l'utilisation d'API académiques (comme CrossRef, Google Scholar ou HAL) pour la validation des références, et pourra s'intégrer à des outils de traitement de texte ou de gestion de références (comme Zotero ou Mendeley).</text:p>
      <text:p text:style-name="P17"/>
      <text:p text:style-name="P4"/>
      <text:p text:style-name="P4"/>
      <text:p text:style-name="P4"/>
      <text:p text:style-name="P4"><text:soft-page-break/></text:p>
      <text:h text:style-name="P3" text:outline-level="3">Projet <text:span text:style-name="T5">3</text:span> : OSINT - Extracteur de dates et d'événements</text:h>
      <text:p text:style-name="Text_20_body">Ce projet vise à créer un outil d'extraction automatique des dates et des événements à partir de textes en français ou en anglais. Cet outil serait capable de détecter les expressions temporelles, qu'elles soient des dates fixes ou des indications temporelles relatives (comme "il y a trois jours" ou "pendant deux semaines"). Il uniformiserait ensuite ces informations en un format commun pour faciliter leur exploitation.</text:p>
      <text:p text:style-name="Text_20_body"/>
      <text:p text:style-name="Text_20_body"><text:span text:style-name="Strong_20_Emphasis">Utilité du produit</text:span><text:line-break/>Cet outil serait extrêmement utile pour les chercheurs, journalistes, ou analystes qui doivent traiter des volumes importants de textes et veulent extraire des informations chronologiques avec précision. En associant ces dates à des événements spécifiques, l'utilisateur pourrait mieux comprendre les relations temporelles dans un texte ou au sein d'un corpus. Par exemple, un journaliste pourrait facilement extraire les événements historiques relatés dans un document et les organiser selon une chronologie cohérente.</text:p>
      <text:p text:style-name="Text_20_body"><text:span text:style-name="Strong_20_Emphasis">Fonctionnalités principales</text:span></text:p>
      <text:list xml:id="list660926674" text:style-name="L2">
        <text:list-item>
          <text:p text:style-name="P16"><text:span text:style-name="Strong_20_Emphasis">Extraction automatique</text:span> : L'outil identifie et normalise les différentes formes d'expressions temporelles présentes dans un texte.</text:p>
        </text:list-item>
        <text:list-item>
          <text:p text:style-name="P16"><text:span text:style-name="Strong_20_Emphasis">Association des événements</text:span> : Chaque date est associée à un événement extrait du texte, permettant de créer une chronologie narrative.</text:p>
        </text:list-item>
        <text:list-item>
          <text:p text:style-name="P16"><text:span text:style-name="Strong_20_Emphasis">Visualisation sur frises chronologiques</text:span> : Les informations extraites sont représentées sur des frises chronologiques interactives, soit pour un document unique, soit pour un ensemble de documents.</text:p>
        </text:list-item>
        <text:list-item>
          <text:p text:style-name="P15"><text:span text:style-name="Strong_20_Emphasis">Gestion des dates floues</text:span> : L'outil peut reconnaître des intervalles ou des périodes approximatives (comme "pendant plusieurs jours") et les afficher sous forme d'intervalles temporels, offrant une meilleure flexibilité dans la gestion des dates incertaines.</text:p>
        </text:list-item>
      </text:list>
      <text:p text:style-name="Text_20_body">Ce projet permettrait de structurer et de visualiser des informations complexes en un clin d'œil, facilitant la compréhension et l'analyse des documents traités.</text:p>
      <text:p text:style-name="P4"/>
      <text:p text:style-name="P12">NB ce sujet peut être adapté à la détection de lieux ( à placer du coup sur une cart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Projet 4 : Freestyle (à me faire valider avant de se lancer dans le c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2:41:22.259476786</meta:creation-date>
    <dc:date>2024-10-19T13:30:28.835210253</dc:date>
    <meta:editing-duration>PT19M58S</meta:editing-duration>
    <meta:editing-cycles>4</meta:editing-cycles>
    <meta:generator>LibreOffice/7.3.7.2$Linux_X86_64 LibreOffice_project/30$Build-2</meta:generator>
    <meta:document-statistic meta:table-count="0" meta:image-count="0" meta:object-count="0" meta:page-count="6" meta:paragraph-count="84" meta:word-count="1583" meta:character-count="10389" meta:non-whitespace-character-count="8894"/>
  </office:meta>
</office:document-meta>
</file>